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ϕ</mi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=</mo>
        <mspace width="0.5em"/>
      </mrow>
      <mfrac>
        <mn>1</mn>
        <mrow>
          <mn>4</mn>
          <mi mathvariant="normal">π</mi>
          <msub>
            <mi mathvariant="normal">ε</mi>
            <mn>0</mn>
          </msub>
        </mrow>
      </mfrac>
      <mrow>
        <mo fence="true" stretchy="true">[</mo>
        <mrow>
          <mrow>
            <mrow>
              <munder>
                <mo stretchy="false">∫</mo>
                <mi>S</mi>
              </munder>
              <mtext>d</mtext>
            </mrow>
            <mi>f</mi>
            <mi>'</mi>
            <mfrac>
              <mrow>
                <mi mathvariant="normal">σ</mi>
                <mrow>
                  <mo fence="true" stretchy="false">(</mo>
                  <mrow>
                    <mrow>
                      <mstyle mathvariant="bold">
                        <mi>r</mi>
                      </mstyle>
                      <mi>'</mi>
                    </mrow>
                  </mrow>
                  <mo fence="true" stretchy="false">)</mo>
                </mrow>
              </mrow>
              <mrow>
                <mo fence="true" stretchy="false">|</mo>
                <mrow>
                  <mrow>
                    <mstyle mathvariant="bold">
                      <mi>r</mi>
                    </mstyle>
                    <mrow>
                      <mspace width="0.5em"/>
                      <mo stretchy="false">−</mo>
                      <mspace width="0.5em"/>
                    </mrow>
                    <mstyle mathvariant="bold">
                      <mi>r</mi>
                    </mstyle>
                    <mi>'</mi>
                  </mrow>
                </mrow>
                <mo fence="true" stretchy="false">|</mo>
              </mrow>
            </mfrac>
            <mrow>
              <mspace width="0.5em"/>
              <mo stretchy="false">−</mo>
              <mspace width="0.5em"/>
            </mrow>
            <mrow>
              <munder>
                <mo stretchy="false">∫</mo>
                <mrow>
                  <mi>S</mi>
                  <mi>'</mi>
                </mrow>
              </munder>
              <mtext>d</mtext>
            </mrow>
            <mi>f</mi>
            <mi>'</mi>
            <mfrac>
              <mrow>
                <mi mathvariant="normal">σ</mi>
                <mrow>
                  <mo fence="true" stretchy="false">(</mo>
                  <mrow>
                    <mrow>
                      <mstyle mathvariant="bold">
                        <mi>r</mi>
                      </mstyle>
                      <mi>'</mi>
                    </mrow>
                  </mrow>
                  <mo fence="true" stretchy="false">)</mo>
                </mrow>
              </mrow>
              <mrow>
                <mo fence="true" stretchy="false">|</mo>
                <mrow>
                  <mrow>
                    <mstyle mathvariant="bold">
                      <mi>r</mi>
                    </mstyle>
                    <mrow>
                      <mspace width="0.5em"/>
                      <mo stretchy="false">−</mo>
                      <mspace width="0.5em"/>
                    </mrow>
                    <mstyle mathvariant="bold">
                      <mi>r</mi>
                    </mstyle>
                    <mi>'</mi>
                    <mrow>
                      <mspace width="0.5em"/>
                      <mo stretchy="false">+</mo>
                      <mspace width="0.5em"/>
                    </mrow>
                    <mstyle mathvariant="bold">
                      <mi>d</mi>
                    </mstyle>
                    <mrow>
                      <mo fence="true" stretchy="false">(</mo>
                      <mrow>
                        <mrow>
                          <mstyle mathvariant="bold">
                            <mi>r</mi>
                          </mstyle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false">|</mo>
              </mrow>
            </mfrac>
          </mrow>
        </mrow>
        <mo fence="true" stretchy="true">]</mo>
      </mrow>
    </mrow>
    <annotation encoding="StarMath 5.0">%iphi ( bold r ) `=` 1 over { 4 %pi %varepsilon _0 } left [ int from S "d" f' {%isigma ({ bold r }')} over { lline { bold r } `-` { bold r }' rline } `-` int from {S'} "d" f' {%isigma ({ bold r }')} over { lline { bold r } `-` { bold r }' `+` { bold d }({ bold r }') rline 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6:20:02.362000000</meta:creation-date>
    <meta:generator>LibreOffice/4.2.4.2$Windows_x86 LibreOffice_project/63150712c6d317d27ce2db16eb94c2f3d7b699f8</meta:generator>
  </office:meta>
</office:document-meta>
</file>